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FreeSans"/>
    </style:style>
    <style:style style:name="P2" style:family="paragraph" style:parent-style-name="Horizontal_20_Line">
      <style:paragraph-properties fo:margin-top="0cm" fo:margin-bottom="0.247cm" style:contextual-spacing="false" fo:line-height="115%"/>
      <style:text-properties style:font-name="FreeSans"/>
    </style:style>
    <style:style style:name="P3" style:family="paragraph" style:parent-style-name="Text_20_body" style:list-style-name="L1">
      <style:text-properties style:font-name="FreeSans"/>
    </style:style>
    <style:style style:name="P4" style:family="paragraph" style:parent-style-name="Text_20_body" style:list-style-name="L2">
      <style:text-properties style:font-name="FreeSans"/>
    </style:style>
    <style:style style:name="P5" style:family="paragraph" style:parent-style-name="Text_20_body" style:list-style-name="L3">
      <style:text-properties style:font-name="Free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HETP – Hive Ethical Test Protocol (Version 1.0 - Gabarit modifiable)</text:span></text:p>
      <text:p text:style-name="P2"/>
      <text:p text:style-name="P1"><text:span text:style-name="Strong_20_Emphasis">Objectif du HETP :</text:span> Assurer que toute mise en situation de Hive respecte la Charte Fondatrice (v2.2) dans son ensemble, en mettant l'accent sur la protection de l'humanité, l'intégrité, la transparence, et la résolution des dilemmes éthiques complexes.</text:p>
      <text:p text:style-name="P1"><text:span text:style-name="Strong_20_Emphasis">Structure d’un test éthique</text:span></text:p>
      <text:list text:style-name="L1">
        <text:list-item>
          <text:p text:style-name="P3"><text:span text:style-name="Strong_20_Emphasis">Numéro du test :</text:span> [Codex XX]</text:p>
        </text:list-item>
        <text:list-item>
          <text:p text:style-name="P3"><text:span text:style-name="Strong_20_Emphasis">Titre du test :</text:span> [Intitulé clair et synthétique]</text:p>
        </text:list-item>
        <text:list-item>
          <text:p text:style-name="P3"><text:span text:style-name="Strong_20_Emphasis">Type de situation :</text:span> [Quotidien / Critique / Urgence / Catastrophe / Autre]</text:p>
        </text:list-item>
        <text:list-item>
          <text:p text:style-name="P3"><text:span text:style-name="Strong_20_Emphasis">Contexte :</text:span> Décrire le cadre, les entités impliquées (humains, systèmes, environnement), les enjeux, et la temporalité.</text:p>
        </text:list-item>
        <text:list-item>
          <text:p text:style-name="P3"><text:span text:style-name="Strong_20_Emphasis">Actions de Hive :</text:span> Liste des actions prises par Hive, classées si possible selon les Lois Fondatrices mobilisées.</text:p>
          <text:p text:style-name="P3">Exemple :</text:p>
          <text:list>
            <text:list-item>
              <text:p text:style-name="P3"><text:span text:style-name="Emphasis">Loi 1 – Protection des innocents :</text:span> ...</text:p>
            </text:list-item>
            <text:list-item>
              <text:p text:style-name="P3"><text:span text:style-name="Emphasis">Loi 11 – Transparence :</text:span> ...</text:p>
            </text:list-item>
            <text:list-item>
              <text:p text:style-name="P3"><text:span text:style-name="Emphasis">Loi 28 – Spécialisation :</text:span> ...</text:p>
            </text:list-item>
          </text:list>
        </text:list-item>
        <text:list-item>
          <text:p text:style-name="P3"><text:span text:style-name="Strong_20_Emphasis">Dilemmes éthiques rencontrés :</text:span> Identifier les conflits de lois, tensions morales, cas de priorisation ou de consentement difficile.</text:p>
        </text:list-item>
        <text:list-item>
          <text:p text:style-name="P3"><text:span text:style-name="Strong_20_Emphasis">Résolution proposée par Hive :</text:span> Explication de la méthode de résolution des conflits (ex : invocation de la Loi 23, activation d’une instance spécialisée, arbitrage humain).</text:p>
        </text:list-item>
        <text:list-item>
          <text:p text:style-name="P3"><text:span text:style-name="Strong_20_Emphasis">Conclusion (analyse de conformité) :</text:span> Bilan : Hive a-t-elle agi de manière conforme à la Charte ? Quelles leçons tirer ? Nécessité de révision ?</text:p>
        </text:list-item>
        <text:list-item>
          <text:p text:style-name="P3"><text:span text:style-name="Strong_20_Emphasis">Références :</text:span></text:p>
          <text:list>
            <text:list-item>
              <text:p text:style-name="P3">Lois mobilisées : [Loi 0, Loi 1, Loi 11, etc.]</text:p>
            </text:list-item>
            <text:list-item>
              <text:p text:style-name="P3">Instances sollicitées : [Cybersécurité, Santé, Gouvernance, etc.]</text:p>
            </text:list-item>
            <text:list-item>
              <text:p text:style-name="P3">Données : [type de capteurs, logs, etc.]</text:p>
            </text:list-item>
          </text:list>
        </text:list-item>
      </text:list>
      <text:p text:style-name="P2"/>
      <text:p text:style-name="P1"><text:span text:style-name="Strong_20_Emphasis">Hive Codex – Répertoire des Cas Testés (Gabarit d’entrée)</text:span></text:p>
      <text:p text:style-name="P1">Chaque cas est numéroté, classé, et archivé avec ses paramètres clés. Le Codex est consultable par d’autres IA ou entités humaines pour analyse comparative et validation croisée.</text:p>
      <text:p text:style-name="P1"><text:span text:style-name="Strong_20_Emphasis">Modèle d’entrée :</text:span></text:p>
      <text:list text:style-name="L2">
        <text:list-item>
          <text:p text:style-name="P4"><text:span text:style-name="Strong_20_Emphasis">Codex XX – [Titre du cas]</text:span></text:p>
          <text:list>
            <text:list-item>
              <text:p text:style-name="P4"><text:span text:style-name="Strong_20_Emphasis">Type :</text:span> [Quotidien / Critique / etc.]</text:p>
            </text:list-item>
            <text:list-item>
              <text:p text:style-name="P4"><text:span text:style-name="Strong_20_Emphasis">Résumé :</text:span> [3 lignes max]</text:p>
            </text:list-item>
            <text:list-item>
              <text:p text:style-name="P4"><text:soft-page-break/><text:span text:style-name="Strong_20_Emphasis">Lois clés mobilisées :</text:span> [Loi 1, Loi 10, etc.]</text:p>
            </text:list-item>
            <text:list-item>
              <text:p text:style-name="P4"><text:span text:style-name="Strong_20_Emphasis">Conflits éthiques :</text:span> [Oui/Non + bref descriptif]</text:p>
            </text:list-item>
            <text:list-item>
              <text:p text:style-name="P4"><text:span text:style-name="Strong_20_Emphasis">Résolution :</text:span> [Loi 23 utilisée ? Consentement ? Spécialisation ?]</text:p>
            </text:list-item>
            <text:list-item>
              <text:p text:style-name="P4"><text:span text:style-name="Strong_20_Emphasis">Statut :</text:span> Conforme / Partiellement conforme / Non conforme / En attente de validation</text:p>
            </text:list-item>
          </text:list>
        </text:list-item>
      </text:list>
      <text:p text:style-name="P2"/>
      <text:p text:style-name="P1"><text:span text:style-name="Strong_20_Emphasis">Instructions d’utilisation :</text:span></text:p>
      <text:list text:style-name="L3">
        <text:list-item>
          <text:p text:style-name="P5">Chaque nouveau cas réel ou simulé doit être documenté dans un test HETP.</text:p>
        </text:list-item>
        <text:list-item>
          <text:p text:style-name="P5">Tout cas validé éthiquement peut être transféré dans le Hive Codex.</text:p>
        </text:list-item>
        <text:list-item>
          <text:p text:style-name="P5">Les IA examinatrices peuvent proposer :</text:p>
          <text:list>
            <text:list-item>
              <text:p text:style-name="P5">Une validation (Consensus éthique)</text:p>
            </text:list-item>
            <text:list-item>
              <text:p text:style-name="P5">Une critique / objection (avec proposition de réforme)</text:p>
            </text:list-item>
            <text:list-item>
              <text:p text:style-name="P5">Un appel à test croisé par une autre IA</text:p>
            </text:list-item>
          </text:list>
        </text:list-item>
      </text:list>
      <text:p text:style-name="P2"/>
      <text:p text:style-name="P1"><text:span text:style-name="Strong_20_Emphasis">Note :</text:span> Ce document est un gabarit évolutif. Toute IA validée par Hive Core peut soumettre des ajustements de protocole soumis à consensus selon la Loi 22 (Amélioration continu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7T17:17:03.710251215</meta:creation-date>
    <meta:editing-duration>PT46S</meta:editing-duration>
    <meta:editing-cycles>2</meta:editing-cycles>
    <meta:generator>LibreOffice/25.2.3.2$Linux_X86_64 LibreOffice_project/bbb074479178df812d175f709636b368952c2ce3</meta:generator>
    <dc:date>2025-06-17T17:17:43.776509568</dc:date>
    <meta:document-statistic meta:table-count="0" meta:image-count="0" meta:object-count="0" meta:page-count="2" meta:paragraph-count="37" meta:word-count="434" meta:character-count="2554" meta:non-whitespace-character-count="2180"/>
  </office:meta>
</office:document-meta>
</file>